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3cf8" officeooo:paragraph-rsid="00043cf8"/>
    </style:style>
    <style:style style:name="P2" style:family="paragraph" style:parent-style-name="Standard">
      <style:text-properties officeooo:rsid="0004bf61" officeooo:paragraph-rsid="0004bf61"/>
    </style:style>
    <style:style style:name="P3" style:family="paragraph" style:parent-style-name="Standard">
      <style:text-properties officeooo:rsid="00058e8b" officeooo:paragraph-rsid="00058e8b"/>
    </style:style>
    <style:style style:name="P4" style:family="paragraph" style:parent-style-name="Standard">
      <style:text-properties officeooo:rsid="00058e8b" officeooo:paragraph-rsid="0006f201"/>
    </style:style>
    <style:style style:name="P5" style:family="paragraph" style:parent-style-name="Standard">
      <style:text-properties officeooo:rsid="000ac550" officeooo:paragraph-rsid="000ac550"/>
    </style:style>
    <style:style style:name="P6" style:family="paragraph" style:parent-style-name="Standard">
      <style:text-properties officeooo:paragraph-rsid="000ac550"/>
    </style:style>
    <style:style style:name="P7" style:family="paragraph" style:parent-style-name="Standard">
      <style:text-properties officeooo:rsid="000b8d90" officeooo:paragraph-rsid="000b8d90"/>
    </style:style>
    <style:style style:name="P8" style:family="paragraph" style:parent-style-name="Standard">
      <style:text-properties officeooo:rsid="000d3bb6" officeooo:paragraph-rsid="000d3bb6"/>
    </style:style>
    <style:style style:name="T1" style:family="text">
      <style:text-properties style:text-position="super 58%"/>
    </style:style>
    <style:style style:name="T2" style:family="text">
      <style:text-properties style:text-position="super 58%" fo:language="en" fo:country="US"/>
    </style:style>
    <style:style style:name="T3" style:family="text">
      <style:text-properties style:text-position="0% 100%"/>
    </style:style>
    <style:style style:name="T4" style:family="text">
      <style:text-properties officeooo:rsid="00058e8b"/>
    </style:style>
    <style:style style:name="T5" style:family="text">
      <style:text-properties officeooo:rsid="0006f201"/>
    </style:style>
    <style:style style:name="T6" style:family="text">
      <style:text-properties officeooo:rsid="000ac550"/>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0ac550" style:font-style-asian="italic" style:font-style-complex="italic"/>
    </style:style>
    <style:style style:name="T10" style:family="text">
      <style:text-properties fo:language="en" fo:country="US" officeooo:rsid="000ac550"/>
    </style:style>
    <style:style style:name="T11" style:family="text">
      <style:text-properties fo:language="en" fo:country="US" officeooo:rsid="000de1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st</text:span> doc created at 31 October 2025 08∶19∶32 PM : Doc Name : meeting with farhan</text:p>
      <text:p text:style-name="P1">2<text:span text:style-name="T1">nd</text:span> doc created at 5 November 2025 06∶43∶19 PM : Doc Name : AI Economic Analyst Agent.docx</text:p>
      <text:p text:style-name="P1">3<text:span text:style-name="T1">rd</text:span> doc created at 7 November 2025 07∶49∶08 PM : Doc Name : 1<text:span text:style-name="T1">st</text:span> output.odt</text:p>
      <text:p text:style-name="P1">4<text:span text:style-name="T1">th</text:span> doc created at 10 November 2025 07∶01∶50 PM : Doc Name : discussion with malaika Ai agent</text:p>
      <text:p text:style-name="P1">5<text:span text:style-name="T1">th</text:span> doc created at 19 November 2025 06∶13∶01 PM : Doc Name : AI Agent updated doc.odt</text:p>
      <text:p text:style-name="P2">6<text:span text:style-name="T1">th</text:span> doc created at 20 November 2025 08∶02∶38 PM : Doc Name : current_account_relations.docx</text:p>
      <text:p text:style-name="P2">7<text:span text:style-name="T1">th</text:span> doc created at 28 November 2025 08∶00∶46 PM : Doc Name : Agent_response.odt</text:p>
      <text:p text:style-name="P2">8<text:span text:style-name="T1">th</text:span> doc created at 5 December 2025 06∶04∶55 PM : Doc Name : LcLg.odt</text:p>
      <text:p text:style-name="P2">9<text:span text:style-name="T1">th</text:span> <text:span text:style-name="T4">doc created at 8 December 2025 08∶52∶33 PM : Doc Name : task to do.odt</text:span></text:p>
      <text:p text:style-name="P3">10<text:span text:style-name="T1">th</text:span> doc created at 9 December 2025 08∶39∶47 PM : Doc Name : ML for AI Economic Agent.odt</text:p>
      <text:p text:style-name="P3"/>
      <text:p text:style-name="P3"/>
      <text:p text:style-name="P3">-1<text:span text:style-name="T1">st</text:span> doc discussion, AI agent data use karega SBP ka </text:p>
      <text:p text:style-name="P3">-AI agent kis tarha se LLM se connect hoga or new tech kaise implement ho sakti hain like LangGraph or autogen.</text:p>
      <text:p text:style-name="P3">-discussion main ye bataya tha mujhy k fiscal year june-july hota hai </text:p>
      <text:p text:style-name="P3">- exports + remitances = inflows</text:p>
      <text:p text:style-name="P3">- imports = outflows</text:p>
      <text:p text:style-name="P3">- buy T-bill : Profit = outflows</text:p>
      <text:p text:style-name="P3">- If pak invests in foreign invstmt’s uska devident = inflow</text:p>
      <text:p text:style-name="P3">- agent ko data dena hai or agent khud bataye k is data se kia kia nikal sakta hai?</text:p>
      <text:p text:style-name="P3"/>
      <text:p text:style-name="P3">-2<text:span text:style-name="T1">nd</text:span> doc maine banaya tha AI Agent k liye k isme kia karna hoga? </text:p>
      <text:p text:style-name="P3">- uske obj me likha hai k macro economic Current account data ko interpret karega or insights provide karega like trends, possible implications, risks and opportunities</text:p>
      <text:p text:style-name="P4">- <text:span text:style-name="T5">is doc main system framework define hai k kis tarha ye system banega.</text:span></text:p>
      <text:p text:style-name="P4"><text:span text:style-name="T5"><text:tab/>Data input layer → processing layer (Data cleaning &amp; structuring, time series indicators, created derived indicators) </text:span></text:p>
      <text:p text:style-name="P4">- <text:span text:style-name="T5">LLM Reasoning layer </text:span><text:span text:style-name="T6">main hum LLM ko use karty hain jisme GPT-4 or Claude ka istemal hota hai LLM humain economic reasoning provide karta hai.</text:span></text:p>
      <text:p text:style-name="P4">- <text:span text:style-name="T6">Analysis layer, (economic interpretation) LLM structured prompt use karta hai</text:span></text:p>
      <text:p text:style-name="P6"><text:span text:style-name="T6">for e.g: <text:tab/></text:span></text:p>
      <text:p text:style-name="P6"><text:span text:style-name="T10">“</text:span><text:span text:style-name="T9">You are an economic analyst.</text:span><text:span text:style-name="T8">Given this data (Current Account, Imports, Exports, Remittances, etc.), analyze the economic health, possible risks, and give interpretation </text:span><text:span text:style-name="T9">for policy makers or investors</text:span><text:span text:style-name="T10">.”</text:span></text:p>
      <text:p text:style-name="P5"><text:span text:style-name="T7"/></text:p>
      <text:p text:style-name="P7"><text:span text:style-name="T7">4</text:span><text:span text:style-name="T2">th</text:span><text:span text:style-name="T7"> <text:s/>doc, me discussion hui ke AI analyst agent current account ke data ko analyze karega, iske ilawa macro economic indicators ko dekhega like inflation ka historical relation, iske ilawa current account ka overall economy pe kia impact ayega, isko ye bhi dekhna hai ke pakistan ka boom bust cycle ye sab cheezain is agent ko pata honi chahiye is meeting main ye baat hui thi ke iska architecture banana hai db k sath iska goal ye hai k is agent ko train karna hai or time to time iski memory update hoti rahe for example agr past data main koi correction ki hui ho to isko memorize karna chahiye or us mistake ko repeat nhi hona chahiye. </text:span></text:p>
      <text:p text:style-name="P7"><text:span text:style-name="T7">Kuch zaruri batain jo is discussion main hui thi wo ye ke ye agent fiscal year pe chalna chahiye, ye agent basically prediction kare current account ki jaise ke, abhi current account ka complete data nhi aya SBP se or usme exports ka data missing hai to agent predict kare k shayad export k data ki value is month main for example : 10B ayegi. </text:span></text:p>
      <text:p text:style-name="P7"><text:span text:style-name="T7"/></text:p>
      <text:p text:style-name="P7"><text:span text:style-name="T7">5</text:span><text:span text:style-name="T2">th</text:span><text:span text:style-name="T7"> doc AI Agent ka brief document hai jisme AI agent main kia kia kaam ho raha hai wo detailed main likha hua hai. </text:span></text:p>
      <text:p text:style-name="P7"><text:soft-page-break/><text:span text:style-name="T7">6</text:span><text:span text:style-name="T2">th</text:span><text:span text:style-name="T7"> doc main current account ki ERD hai jisme clearly dikhaya gaya hai k current account k jo indicators hain wo aik dusray k sath kaise connect karty hain. </text:span></text:p>
      <text:p text:style-name="P7"><text:span text:style-name="T7"/></text:p>
      <text:p text:style-name="P8"><text:span text:style-name="T7">7</text:span><text:span text:style-name="T2">th</text:span><text:span text:style-name="T7"> doc AI Agent ne jo output dia tha wo hai jisme ye dekha ja sakta hai k ye agent analysis kar raha hai current account ke data ka jisme kuch points hai jo sahi taur per kaam kar rahy hain jaise ke , Data load successfully, Data cleaned &amp; reshaped successfully, Full-hierarchy indicators created successfully, current account ka jo data load hua hai wo DB main save bhi ho raha hai. </text:span></text:p>
      <text:p text:style-name="P8"><text:span text:style-name="T7"/></text:p>
      <text:p text:style-name="P8"><text:span text:style-name="T7">8</text:span><text:span text:style-name="T2">th</text:span><text:span text:style-name="T7"> doc main LangChain or LangGraph ko briefly describe kia gaya hai jisme langChain ka core concept btaya gaya hai or langChain kis tarha work karta hai, isme LangGraph ko bhi briefly describe kia gaya hai, </text:span></text:p>
      <text:p text:style-name="P8"><text:span text:style-name="T7"/></text:p>
      <text:p text:style-name="P8"><text:span text:style-name="T7">9</text:span><text:span text:style-name="T2">th</text:span><text:span text:style-name="T7"> doc main ye hai k langGraph ki R&amp;D karni hai, AI Economic agent main or data insert karna hai finacncial accouts ka, <text:s/>AI agent ko sepe</text:span><text:span text:style-name="T11">ra</text:span><text:span text:style-name="T7">t</text:span><text:span text:style-name="T11">e</text:span><text:span text:style-name="T7">l</text:span><text:span text:style-name="T11">y ML k algorithms implement karny hai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4:36:38.858008680</meta:creation-date>
    <dc:date>2025-12-10T19:25:56.285627717</dc:date>
    <meta:editing-duration>PT10M6S</meta:editing-duration>
    <meta:editing-cycles>1</meta:editing-cycles>
    <meta:document-statistic meta:table-count="0" meta:image-count="0" meta:object-count="0" meta:page-count="2" meta:paragraph-count="33" meta:word-count="762" meta:character-count="4173" meta:non-whitespace-character-count="3428"/>
    <meta:generator>LibreOffice/24.2.7.2$Linux_X86_64 LibreOffice_project/420$Build-2</meta:generator>
  </office:meta>
</office:document-meta>
</file>